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3">
      <style:text-properties fo:font-size="12pt" fo:font-weight="normal"/>
    </style:style>
    <style:style style:name="P4" style:family="paragraph" style:parent-style-name="Text_20_body" style:list-style-name="L3"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5" style:family="paragraph" style:parent-style-name="Text_20_body" style:list-style-name="L3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333333" style:text-line-through-style="none" style:font-name="Times New Roman1" fo:letter-spacing="normal" fo:font-style="normal" style:text-underline-style="none" style:text-blinking="false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duct backlog</text:p>
      <text:p text:style-name="P1"><text:span text:style-name="T2"/></text:p>
      <text:list xml:id="list7649020603466269873" text:style-name="L3">
        <text:list-item>
          <text:p text:style-name="P3"><text:span text:style-name="T4">Som användare vill jag kunna registrera nya medlemmar med förnamn, efternamn och telefonnummer, ett unikt medlemsnummer skall automatiskt tilldelas medlemmarna.</text:span></text:p>
        </text:list-item>
        <text:list-item>
          <text:p text:style-name="P4">Som användare vill jag kunna få ut en lista på alla medlemmar så att jag enkelt kan få en överblick över alla medlemmar.</text:p>
        </text:list-item>
        <text:list-item>
          <text:p text:style-name="P4">Som användare vill jag kunna se en specifik medlems information på ett tydligt sätt så att jag kan få detaljerad information om en medlem.</text:p>
        </text:list-item>
        <text:list-item>
          <text:p text:style-name="P4">Som användare vill jag kunna ändra på en befintlig medlem så att jag kan korrigera eventuella fel.</text:p>
        </text:list-item>
        <text:list-item>
          <text:p text:style-name="P5"><text:span text:style-name="T4">Som användare vill jag kunna ta bort en befintlig medlem ur registret så att jag inte behöver hålla reda på gamla medlemmar.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4T16:26:23.06</meta:creation-date>
    <meta:document-statistic meta:table-count="0" meta:image-count="0" meta:object-count="0" meta:page-count="1" meta:paragraph-count="6" meta:word-count="113" meta:character-count="665"/>
    <dc:date>2014-01-04T16:29:17.70</dc:date>
    <meta:editing-duration>PT2M55S</meta:editing-duration>
    <meta:editing-cycles>1</meta:editing-cycles>
    <meta:generator>OpenOffice/4.0.1$Win32 OpenOffice.org_project/401m5$Build-9714</meta:generator>
  </office:meta>
</office:document-meta>
</file>